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form="prefix" stretchy="false">(</mo>
              <mrow>
                <mrow>
                  <msup>
                    <mi>x</mi>
                    <mn>2</mn>
                  </msup>
                  <mo stretchy="false">+</mo>
                  <mn>1</mn>
                </mrow>
              </mrow>
              <mo fence="true" form="postfix" stretchy="false">)</mo>
            </mrow>
            <mi>y</mi>
            <mi>′</mi>
            <mi>′</mi>
            <mi>−</mi>
            <msup>
              <mi>e</mi>
              <mi>x</mi>
            </msup>
            <mi>y</mi>
            <mrow>
              <mrow>
                <mi>′</mi>
                <mo stretchy="false">+</mo>
                <mi>y</mi>
              </mrow>
              <mo stretchy="false">=</mo>
              <mn>0</mn>
            </mrow>
            <mspace width="2em"/>
            <mo stretchy="false">→</mo>
            <mspace width="2em"/>
            <mi>y</mi>
            <mrow>
              <mrow>
                <mo fence="true" form="prefix" stretchy="false">(</mo>
                <mrow>
                  <mn>0</mn>
                </mrow>
                <mo fence="true" form="postfix" stretchy="false">)</mo>
              </mrow>
              <mo stretchy="false">=</mo>
              <mn>1</mn>
            </mrow>
            <mi>e</mi>
            <mi>y</mi>
            <mi>′</mi>
            <mrow>
              <mrow>
                <mo fence="true" form="prefix" stretchy="false">(</mo>
                <mrow>
                  <mn>0</mn>
                </mrow>
                <mo fence="true" form="postfix" stretchy="false">)</mo>
              </mrow>
              <mo stretchy="false">=</mo>
              <mn>1</mn>
            </mrow>
          </mrow>
        </mtd>
      </mtr>
      <mtr>
        <mtd>
          <mrow>
            <mi>y</mi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i mathvariant="normal">∞</mi>
              </munderover>
              <mrow>
                <msub>
                  <mi>a</mi>
                  <mi>n</mi>
                </msub>
                <msup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  <mi>n</mi>
                </msup>
              </mrow>
            </mrow>
          </mrow>
        </mtd>
      </mtr>
      <mtr>
        <mtd>
          <mrow>
            <mi>y</mi>
            <mrow>
              <mi>'</mi>
              <mo stretchy="false">=</mo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 mathvariant="normal">∞</mi>
                </munderover>
                <mrow>
                  <mi>n</mi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row>
                      <mi>n</mi>
                      <mo stretchy="false">−</mo>
                      <mn>1</mn>
                    </mrow>
                  </msup>
                </mrow>
              </mrow>
            </mrow>
          </mrow>
        </mtd>
      </mtr>
      <mtr>
        <mtd>
          <mrow>
            <mi>y</mi>
            <mi>'</mi>
            <mrow>
              <mi>'</mi>
              <mo stretchy="false">=</mo>
              <mrow>
                <munderover>
                  <mo stretchy="false">∑</mo>
                  <mrow>
                    <mi>n</mi>
                    <mo stretchy="false">=</mo>
                    <mn>2</mn>
                  </mrow>
                  <mi mathvariant="normal">∞</mi>
                </munderover>
                <mrow>
                  <mi>n</mi>
                  <mrow>
                    <mo fence="true" form="prefix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true">)</mo>
                  </mrow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row>
                      <mi>n</mi>
                      <mo stretchy="false">−</mo>
                      <mn>2</mn>
                    </mrow>
                  </msup>
                </mrow>
              </mrow>
            </mrow>
          </mrow>
        </mtd>
      </mtr>
      <mtr>
        <mtd>
          <mrow>
            <msup>
              <mi>e</mi>
              <mrow/>
            </msup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i mathvariant="normal">∞</mi>
              </munderover>
              <mfrac>
                <msup>
                  <mi>x</mi>
                  <mi>n</mi>
                </msup>
                <mrow>
                  <mi>n</mi>
                  <mo stretchy="false">!</mo>
                </mrow>
              </mfrac>
            </mrow>
          </mrow>
        </mtd>
      </mtr>
      <mtr>
        <mtd>
          <mrow>
            <msub>
              <mi>a</mi>
              <mn>0</mn>
            </msub>
            <mo stretchy="false">=</mo>
            <mfrac>
              <mrow>
                <mi>y</mi>
                <mrow>
                  <mo fence="true" form="prefix" stretchy="true">(</mo>
                  <mrow>
                    <mn>0</mn>
                  </mrow>
                  <mo fence="true" form="postfix" stretchy="true">)</mo>
                </mrow>
              </mrow>
              <mrow>
                <mn>0</mn>
                <mo stretchy="false">!</mo>
              </mrow>
            </mfrac>
            <mo stretchy="false">=</mo>
            <mn>1</mn>
          </mrow>
        </mtd>
      </mtr>
      <mtr>
        <mtd>
          <mrow>
            <msub>
              <mi>a</mi>
              <mn>1</mn>
            </msub>
            <mo stretchy="false">=</mo>
            <mfrac>
              <mrow>
                <mi>y</mi>
                <mi>'</mi>
                <mrow>
                  <mo fence="true" form="prefix" stretchy="true">(</mo>
                  <mrow>
                    <mn>0</mn>
                  </mrow>
                  <mo fence="true" form="postfix" stretchy="true">)</mo>
                </mrow>
              </mrow>
              <mrow>
                <mn>1</mn>
                <mo stretchy="false">!</mo>
              </mrow>
            </mfrac>
            <mo stretchy="false">=</mo>
            <mn>1</mn>
          </mrow>
        </mtd>
      </mtr>
      <mtr>
        <mtd>
          <mrow>
            <mrow>
              <mrow>
                <mo fence="true" form="prefix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row>
                <munderover>
                  <mo stretchy="false">∑</mo>
                  <mrow>
                    <mi>n</mi>
                    <mo stretchy="false">=</mo>
                    <mn>2</mn>
                  </mrow>
                  <mi mathvariant="normal">∞</mi>
                </munderover>
                <mrow>
                  <mi>n</mi>
                  <mrow>
                    <mo fence="true" form="prefix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true">)</mo>
                  </mrow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row>
                      <mi>n</mi>
                      <mo stretchy="false">−</mo>
                      <mn>2</mn>
                    </mrow>
                  </msup>
                </mrow>
              </mrow>
            </mrow>
            <mi>−</mi>
            <mrow>
              <mrow>
                <mrow>
                  <msup>
                    <mi>e</mi>
                    <mi>x</mi>
                  </msup>
                  <mo stretchy="false">⋅</mo>
                  <mrow>
                    <munderover>
                      <mo stretchy="false">∑</mo>
                      <mrow>
                        <mi>n</mi>
                        <mo stretchy="false">=</mo>
                        <mn>1</mn>
                      </mrow>
                      <mi mathvariant="normal">∞</mi>
                    </munderover>
                    <mrow>
                      <mi>n</mi>
                      <msub>
                        <mi>a</mi>
                        <mi>n</mi>
                      </msub>
                      <msup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row>
                          <mi>n</mi>
                          <mo stretchy="false">−</mo>
                          <mn>1</mn>
                        </mrow>
                      </msup>
                    </mrow>
                  </mrow>
                </mrow>
                <mo stretchy="false">+</mo>
                <mrow>
                  <munderover>
                    <mo stretchy="false">∑</mo>
                    <mrow>
                      <mi>n</mi>
                      <mo stretchy="false">=</mo>
                      <mn>0</mn>
                    </mrow>
                    <mi mathvariant="normal">∞</mi>
                  </munderover>
                  <mrow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i>x</mi>
                        </mrow>
                        <mo fence="true" form="postfix" stretchy="true">)</mo>
                      </mrow>
                      <mi>n</mi>
                    </msup>
                  </mrow>
                </mrow>
              </mrow>
              <mo stretchy="false">=</mo>
              <mn>0</mn>
            </mrow>
          </mrow>
        </mtd>
      </mtr>
      <mtr>
        <mtd>
          <mrow>
            <mrow>
              <mrow>
                <munderover>
                  <mo stretchy="false">∑</mo>
                  <mrow>
                    <mi>n</mi>
                    <mo stretchy="false">=</mo>
                    <mn>2</mn>
                  </mrow>
                  <mi mathvariant="normal">∞</mi>
                </munderover>
                <mrow>
                  <mi>n</mi>
                  <mrow>
                    <mo fence="true" form="prefix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true">)</mo>
                  </mrow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i>n</mi>
                  </msup>
                </mrow>
              </mrow>
              <mo stretchy="false">+</mo>
              <mrow>
                <munderover>
                  <mo stretchy="false">∑</mo>
                  <mrow>
                    <mi>n</mi>
                    <mo stretchy="false">=</mo>
                    <mn>2</mn>
                  </mrow>
                  <mi mathvariant="normal">∞</mi>
                </munderover>
                <mrow>
                  <mi>n</mi>
                  <mrow>
                    <mo fence="true" form="prefix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true">)</mo>
                  </mrow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row>
                      <mi>n</mi>
                      <mo stretchy="false">−</mo>
                      <mn>2</mn>
                    </mrow>
                  </msup>
                </mrow>
              </mrow>
            </mrow>
            <mi>−</mi>
            <mrow>
              <mrow>
                <mrow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i mathvariant="normal">∞</mi>
                    </munderover>
                    <mfrac>
                      <msup>
                        <mi>x</mi>
                        <mi>n</mi>
                      </msup>
                      <mrow>
                        <mi>n</mi>
                        <mo stretchy="false">!</mo>
                      </mrow>
                    </mfrac>
                  </mrow>
                  <mo stretchy="false">⋅</mo>
                  <mrow>
                    <munderover>
                      <mo stretchy="false">∑</mo>
                      <mrow>
                        <mi>n</mi>
                        <mo stretchy="false">=</mo>
                        <mn>1</mn>
                      </mrow>
                      <mi mathvariant="normal">∞</mi>
                    </munderover>
                    <mrow>
                      <mi>n</mi>
                      <msub>
                        <mi>a</mi>
                        <mi>n</mi>
                      </msub>
                      <msup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row>
                          <mi>n</mi>
                          <mo stretchy="false">−</mo>
                          <mn>1</mn>
                        </mrow>
                      </msup>
                    </mrow>
                  </mrow>
                </mrow>
                <mo stretchy="false">+</mo>
                <mrow>
                  <munderover>
                    <mo stretchy="false">∑</mo>
                    <mrow>
                      <mi>n</mi>
                      <mo stretchy="false">=</mo>
                      <mn>0</mn>
                    </mrow>
                    <mi mathvariant="normal">∞</mi>
                  </munderover>
                  <mrow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i>x</mi>
                        </mrow>
                        <mo fence="true" form="postfix" stretchy="true">)</mo>
                      </mrow>
                      <mi>n</mi>
                    </msup>
                  </mrow>
                </mrow>
              </mrow>
              <mo stretchy="false">=</mo>
              <mn>0</mn>
            </mrow>
          </mrow>
        </mtd>
      </mtr>
      <mtr>
        <mtd>
          <mrow>
            <mrow>
              <mrow>
                <munderover>
                  <mo stretchy="false">∑</mo>
                  <mrow>
                    <mi>n</mi>
                    <mo stretchy="false">=</mo>
                    <mn>2</mn>
                  </mrow>
                  <mi mathvariant="normal">∞</mi>
                </munderover>
                <mrow>
                  <mi>n</mi>
                  <mrow>
                    <mo fence="true" form="prefix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true">)</mo>
                  </mrow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i>n</mi>
                  </msup>
                </mrow>
              </mrow>
              <mo stretchy="false">+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i mathvariant="normal">∞</mi>
                </munderover>
                <mrow>
                  <mrow>
                    <mo fence="true" form="prefix" stretchy="true">(</mo>
                    <mrow>
                      <mrow>
                        <mi>n</mi>
                        <mo stretchy="false">+</mo>
                        <mn>2</mn>
                      </mrow>
                    </mrow>
                    <mo fence="true" form="postfix" stretchy="true">)</mo>
                  </mrow>
                  <mrow>
                    <mo fence="true" form="prefix" stretchy="tru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form="postfix" stretchy="true">)</mo>
                  </mrow>
                  <msub>
                    <mi>a</mi>
                    <mrow>
                      <mi>n</mi>
                      <mo stretchy="false">+</mo>
                      <mn>2</mn>
                    </mrow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i>n</mi>
                  </msup>
                </mrow>
              </mrow>
            </mrow>
            <mi>−</mi>
            <mrow>
              <mrow>
                <mrow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i mathvariant="normal">∞</mi>
                    </munderover>
                    <mfrac>
                      <msup>
                        <mi>x</mi>
                        <mi>n</mi>
                      </msup>
                      <mrow>
                        <mi>n</mi>
                        <mo stretchy="false">!</mo>
                      </mrow>
                    </mfrac>
                  </mrow>
                  <mo stretchy="false">⋅</mo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i mathvariant="normal">∞</mi>
                    </munderover>
                    <mrow>
                      <mrow>
                        <mo fence="true" form="prefix" stretchy="true">(</mo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  <mo fence="true" form="postfix" stretchy="true">)</mo>
                      </mrow>
                      <msub>
                        <mi>a</mi>
                        <mrow>
                          <mi>n</mi>
                          <mo stretchy="false">+</mo>
                          <mn>1</mn>
                        </mrow>
                      </msub>
                      <msup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i>n</mi>
                      </msup>
                    </mrow>
                  </mrow>
                </mrow>
                <mo stretchy="false">+</mo>
                <mrow>
                  <munderover>
                    <mo stretchy="false">∑</mo>
                    <mrow>
                      <mi>n</mi>
                      <mo stretchy="false">=</mo>
                      <mn>0</mn>
                    </mrow>
                    <mi mathvariant="normal">∞</mi>
                  </munderover>
                  <mrow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i>x</mi>
                        </mrow>
                        <mo fence="true" form="postfix" stretchy="true">)</mo>
                      </mrow>
                      <mi>n</mi>
                    </msup>
                  </mrow>
                </mrow>
              </mrow>
              <mo stretchy="false">=</mo>
              <mn>0</mn>
            </mrow>
          </mrow>
        </mtd>
      </mtr>
      <mtr>
        <mtd>
          <mrow>
            <mrow>
              <mrow>
                <munderover>
                  <mo stretchy="false">∑</mo>
                  <mrow>
                    <mi>n</mi>
                    <mo stretchy="false">=</mo>
                    <mn>2</mn>
                  </mrow>
                  <mi mathvariant="normal">∞</mi>
                </munderover>
                <mrow>
                  <mi>n</mi>
                  <mrow>
                    <mo fence="true" form="prefix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true">)</mo>
                  </mrow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i>n</mi>
                  </msup>
                </mrow>
              </mrow>
              <mo stretchy="false">+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i mathvariant="normal">∞</mi>
                </munderover>
                <mrow>
                  <mrow>
                    <mo fence="true" form="prefix" stretchy="true">(</mo>
                    <mrow>
                      <mrow>
                        <mi>n</mi>
                        <mo stretchy="false">+</mo>
                        <mn>2</mn>
                      </mrow>
                    </mrow>
                    <mo fence="true" form="postfix" stretchy="true">)</mo>
                  </mrow>
                  <mrow>
                    <mo fence="true" form="prefix" stretchy="tru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form="postfix" stretchy="true">)</mo>
                  </mrow>
                  <msub>
                    <mi>a</mi>
                    <mrow>
                      <mi>n</mi>
                      <mo stretchy="false">+</mo>
                      <mn>2</mn>
                    </mrow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i>n</mi>
                  </msup>
                </mrow>
              </mrow>
            </mrow>
            <mi>−</mi>
            <mrow>
              <mrow>
                <mrow>
                  <munderover>
                    <mo stretchy="false">∑</mo>
                    <mrow>
                      <mi>n</mi>
                      <mo stretchy="false">=</mo>
                      <mn>0</mn>
                    </mrow>
                    <mi mathvariant="normal">∞</mi>
                  </munderover>
                  <mfrac>
                    <mrow>
                      <mrow>
                        <mo fence="true" form="prefix" stretchy="true">(</mo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  <mo fence="true" form="postfix" stretchy="true">)</mo>
                      </mrow>
                      <msub>
                        <mi>a</mi>
                        <mrow>
                          <mi>n</mi>
                          <mo stretchy="false">+</mo>
                          <mn>1</mn>
                        </mrow>
                      </msub>
                      <msup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row>
                          <mn>2</mn>
                          <mi>n</mi>
                        </mrow>
                      </msup>
                    </mrow>
                    <mrow>
                      <mi>n</mi>
                      <mo stretchy="false">!</mo>
                    </mrow>
                  </mfrac>
                </mrow>
                <mo stretchy="false">+</mo>
                <mrow>
                  <munderover>
                    <mo stretchy="false">∑</mo>
                    <mrow>
                      <mi>n</mi>
                      <mo stretchy="false">=</mo>
                      <mn>0</mn>
                    </mrow>
                    <mi mathvariant="normal">∞</mi>
                  </munderover>
                  <mrow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i>x</mi>
                        </mrow>
                        <mo fence="true" form="postfix" stretchy="true">)</mo>
                      </mrow>
                      <mi>n</mi>
                    </msup>
                  </mrow>
                </mrow>
              </mrow>
              <mo stretchy="false">=</mo>
              <mn>0</mn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i mathvariant="normal">❑</mi>
        </mtd>
      </mtr>
    </mtable>
    <annotation encoding="StarMath 5.0">{ ( { x ^ 2 + 1 } ) y ′ ′ − e ^ x y { { ′ + y } = 0 } ~ rightarrow ~ y { ( 0 ) = 1 } e y ′ { ( 0 ) = 1 } } newline { y = sum to { infinity } from { { n = 0 } } { a _ n left ( x right ) ^ n } } newline { y { ' = sum to { infinity } from { { n = 1 } } { n a _ n left ( x right ) ^ { n - 1 } } } } newline { y ' { ' = sum to { infinity } from { { n = 2 } } { n left ( { n - 1 } right ) a _ n left ( x right ) ^ { n - 2 } } } } newline { e ^ { } = sum to { infinity } from { { n = 0 } } { x ^ n over fact n } } newline { { a _ 0 = { { y left ( 0 right ) } over fact 0 } } = 1 } newline { { a _ 1 = { { y ' left ( 0 right ) } over fact 1 } } = 1 } newline { { ( { x ^ 2 + 1 } ) cdot sum to { infinity } from { { n = 2 } } { n left ( { n - 1 } right ) a _ n left ( x right ) ^ { n - 2 } } } − { { { e ^ x cdot sum to { infinity } from { { n = 1 } } { n a _ n left ( x right ) ^ { n - 1 } } } + sum to { infinity } from { { n = 0 } } { a _ n left ( x right ) ^ n } } = 0 } } newline { { sum to { infinity } from { { n = 2 } } { n left ( { n - 1 } right ) a _ n left ( x right ) ^ n } + sum to { infinity } from { { n = 2 } } { n left ( { n - 1 } right ) a _ n left ( x right ) ^ { n - 2 } } } − { { { sum to { infinity } from { { n = 0 } } { x ^ n over fact n } cdot sum to { infinity } from { { n = 1 } } { n a _ n left ( x right ) ^ { n - 1 } } } + sum to { infinity } from { { n = 0 } } { a _ n left ( x right ) ^ n } } = 0 } } newline { { sum to { infinity } from { { n = 2 } } { n left ( { n - 1 } right ) a _ n left ( x right ) ^ n } + sum to { infinity } from { { n = 0 } } { left ( { n + 2 } right ) left ( { n + 1 } right ) a _ { n + 2 } left ( x right ) ^ n } } − { { { sum to { infinity } from { { n = 0 } } { x ^ n over fact n } cdot sum to { infinity } from { { n = 0 } } { left ( { n + 1 } right ) a _ { n + 1 } left ( x right ) ^ n } } + sum to { infinity } from { { n = 0 } } { a _ n left ( x right ) ^ n } } = 0 } } newline { { sum to { infinity } from { { n = 2 } } { n left ( { n - 1 } right ) a _ n left ( x right ) ^ n } + sum to { infinity } from { { n = 0 } } { left ( { n + 2 } right ) left ( { n + 1 } right ) a _ { n + 2 } left ( x right ) ^ n } } − { { sum to { infinity } from { { n = 0 } } { { left ( { n + 1 } right ) a _ { n + 1 } left ( x right ) ^ { 2 n } } over fact n } + sum to { infinity } from { { n = 0 } } { a _ n left ( x right ) ^ n } } = 0 }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&lt;?&gt;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1T00:46:19.112000000</meta:creation-date>
    <dc:date>2024-06-11T19:35:54.330000000</dc:date>
    <meta:editing-duration>PT1H24M22S</meta:editing-duration>
    <meta:editing-cycles>11</meta:editing-cycles>
    <meta:generator>LibreOffice/24.2.3.2$Windows_X86_64 LibreOffice_project/433d9c2ded56988e8a90e6b2e771ee4e6a5ab2ba</meta:generator>
  </office:meta>
</office:document-meta>
</file>